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f4e24" officeooo:paragraph-rsid="000f4e24"/>
    </style:style>
    <style:style style:name="P2" style:family="paragraph" style:parent-style-name="Standard">
      <style:paragraph-properties fo:line-height="200%" fo:text-align="center" style:justify-single-word="false"/>
      <style:text-properties officeooo:rsid="000f4e24" officeooo:paragraph-rsid="000f4e24"/>
    </style:style>
    <style:style style:name="P3" style:family="paragraph" style:parent-style-name="Standard">
      <style:paragraph-properties fo:line-height="200%" fo:text-align="start" style:justify-single-word="false"/>
      <style:text-properties officeooo:rsid="000f4e24" officeooo:paragraph-rsid="000f4e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leksandr Yardas<text:line-break/>SPN 217</text:p>
      <text:p text:style-name="P1">Yvette Aparicio</text:p>
      <text:p text:style-name="P1"/>
      <text:p text:style-name="P2">Oraciones para 11/15/17</text:p>
      <text:p text:style-name="P2"/>
      <text:p text:style-name="P3">1. No creo que a las padres del Harry le gusta Carlos</text:p>
      <text:p text:style-name="P3">2. Es importante que Carlos aprenda del racismo</text:p>
      <text:p text:style-name="P3">3. Yo recomendaría que Carlos no pasara tiempo con Harry</text:p>
      <text:p text:style-name="P3">4. Es necesario que gente no sean racista</text:p>
      <text:p text:style-name="P3">5. Es obvio que los padres del Harry eran racistas</text:p>
      <text:p text:style-name="P3">6. Yo no pensaba que Harry fuera buen amigo del Carlos</text:p>
      <text:p text:style-name="P3">7. Dudo que Carlos regrese a la casa del Harry</text:p>
      <text:p text:style-name="P3">8. Yo temía que Carlos entendiera las palabras de los padres del Harry</text:p>
      <text:p text:style-name="P3">9. No digo que Carlos sea cómodo.</text:p>
      <text:p text:style-name="P3">10. Creo que racismo es mal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6:31:33.525280000</meta:creation-date>
    <dc:date>2017-11-15T16:37:23.198007000</dc:date>
    <meta:editing-duration>PT5M53S</meta:editing-duration>
    <meta:editing-cycles>1</meta:editing-cycles>
    <meta:document-statistic meta:table-count="0" meta:image-count="0" meta:object-count="0" meta:page-count="1" meta:paragraph-count="13" meta:word-count="104" meta:character-count="542" meta:non-whitespace-character-count="449"/>
    <meta:generator>LibreOffice/5.2.5.1$MacOSX_X86_64 LibreOffice_project/0312e1a284a7d50ca85a365c316c7abbf20a4d22</meta:generator>
  </office:meta>
</office:document-meta>
</file>